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6"/>
    <style:style style:name="P2"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3">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d505" style:text-blinking="false" fo:background-color="transparent"/>
    </style:style>
    <style:style style:name="P7" style:family="paragraph" style:parent-style-name="Text_20_body" style:list-style-name="L5">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d505" officeooo:paragraph-rsid="0019d505" style:text-blinking="false" fo:background-color="transparent"/>
    </style:style>
    <style:style style:name="P9"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d505" officeooo:paragraph-rsid="0019d505" style:text-blinking="false" fo:background-color="transparent"/>
    </style:style>
    <style:style style:name="P10"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b5720" officeooo:paragraph-rsid="001b5720" style:text-blinking="false" fo:background-color="transparent"/>
    </style:style>
    <style:style style:name="P11"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bbf06" officeooo:paragraph-rsid="001bbf06" style:text-blinking="false" fo:background-color="transparent"/>
    </style:style>
    <style:style style:name="P12"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db434" officeooo:paragraph-rsid="001db434" style:text-blinking="false" fo:background-color="transparent"/>
    </style:style>
    <style:style style:name="P13" style:family="paragraph" style:parent-style-name="Text_20_body" style:list-style-name="L5">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e9db4" officeooo:paragraph-rsid="001e9db4" style:text-blinking="false" fo:background-color="transparent"/>
    </style:style>
    <style:style style:name="P14"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style>
    <style:style style:name="P16" style:family="paragraph" style:parent-style-name="Text_20_body" style:list-style-name="L2">
      <loext:graphic-properties draw:fill="solid" draw:fill-color="#ffffff" draw:opacity="100%"/>
      <style:paragraph-properties fo:margin-top="0cm" fo:margin-bottom="0cm" loext:contextual-spacing="false" fo:line-height="138%" fo:background-color="#ffffff" style:writing-mode="lr-tb"/>
    </style:style>
    <style:style style:name="P17"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style>
    <style:style style:name="P18"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officeooo:paragraph-rsid="0019d505"/>
    </style:style>
    <style:style style:name="P19"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officeooo:paragraph-rsid="001b5720"/>
    </style:style>
    <style:style style:name="P20"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officeooo:paragraph-rsid="001db434"/>
    </style:style>
    <style:style style:name="P21"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officeooo:rsid="001b5720" officeooo:paragraph-rsid="001b5720"/>
    </style:style>
    <style:style style:name="P22"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officeooo:rsid="001db434" officeooo:paragraph-rsid="001db434"/>
    </style:style>
    <style:style style:name="P23"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4" style:family="paragraph" style:parent-style-name="Heading_20_1">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5" style:family="paragraph" style:parent-style-name="Heading_20_1">
      <style:paragraph-properties fo:margin-top="0.847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ff"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9d505"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b5720"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db434"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ffffff" loext:char-shading-value="0"/>
    </style:style>
    <style:style style:name="T13" style:family="text">
      <style:text-properties officeooo:rsid="001b5720"/>
    </style:style>
    <style:style style:name="T14" style:family="text">
      <style:text-properties officeooo:rsid="001db43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bookmark text:name="docs-internal-guid-0d1e438b-9d7b-7fd9-04e8-d164cb047e1c"/>Peer instruction - Entidades Persistentes e Persistência de Dados</text:h>
      <text:h text:style-name="P24" text:outline-level="1">Atividades</text:h>
      <text:list xml:id="list1865859524174961650" text:style-name="L1">
        <text:list-item>
          <text:p text:style-name="P2">Leia o material indicado adiante. Os objetivos de aprendizagem são fornecidos adiante também. É o que se espera que você saiba fazer depois do estudo.</text:p>
        </text:list-item>
        <text:list-item>
          <text:p text:style-name="P14"><text:span text:style-name="T1">Responda aos exercícios chamados "</text:span><text:span text:style-name="T2">Preparação para teste de leitura</text:span><text:span text:style-name="T1">". Eles não serão corrigidos mas servirão de preparação para o teste de leitura feito em aula.</text:span></text:p>
        </text:list-item>
        <text:list-item>
          <text:p text:style-name="P14"><text:span text:style-name="T1">Fora da sala de aula, forme grupos alunos (sugestão de 2 alunos) e prepare uma resposta para o "</text:span><text:span text:style-name="T2">Teste de objetivos de aprendizagem</text:span><text:span text:style-name="T1">". </text:span></text:p>
        </text:list-item>
        <text:list-item>
          <text:p text:style-name="P14"><text:span text:style-name="T1">Prazo para entrega: </text:span><text:span text:style-name="T2">24 de abril de 2017</text:span><text:span text:style-name="T1">, às </text:span><text:span text:style-name="T2">7hs.</text:span></text:p>
        </text:list-item>
      </text:list>
      <text:h text:style-name="P25" text:outline-level="1">Material para leitura antes da aula</text:h>
      <text:list xml:id="list8631885382924721301" text:style-name="L2">
        <text:list-item>
          <text:p text:style-name="P15"><text:a xlink:type="simple" xlink:href="https://drive.google.com/file/d/0B3bNBHsD1S9gdWptcTNfbTFsZVk" text:style-name="Internet_20_link" text:visited-style-name="Visited_20_Internet_20_Link"><text:span text:style-name="T3">Material da aula</text:span></text:a><text:span text:style-name="T6"> </text:span><text:span text:style-name="T7">e </text:span><text:a xlink:type="simple" xlink:href="https://drive.google.com/file/d/0B3bNBHsD1S9gQzZxOEFGMVBWMm8" text:style-name="Internet_20_link" text:visited-style-name="Visited_20_Internet_20_Link"><text:span text:style-name="T3">Material da aula</text:span></text:a></text:p>
        </text:list-item>
        <text:list-item>
          <text:p text:style-name="P16"><text:a xlink:type="simple" xlink:href="http://www.dsc.ufcg.edu.br/~jacques/cursos/map/html/arqu/persistencia.html" text:style-name="Internet_20_link" text:visited-style-name="Visited_20_Internet_20_Link"><text:span text:style-name="T4">Persistência</text:span></text:a><text:span text:style-name="T12"> </text:span><text:span text:style-name="T7">e </text:span><text:a xlink:type="simple" xlink:href="http://www.portal.inf.ufg.br/~fabrizzio/web/ejb/aula10.pdf" text:style-name="Internet_20_link" text:visited-style-name="Visited_20_Internet_20_Link"><text:span text:style-name="T4">Persistência de Dados</text:span></text:a></text:p>
        </text:list-item>
        <text:list-item>
          <text:p text:style-name="P16"><text:a xlink:type="simple" xlink:href="http://pt.wikipedia.org/wiki/Persistência_(ciência_da_computação)" text:style-name="Internet_20_link" text:visited-style-name="Visited_20_Internet_20_Link"><text:span text:style-name="T4">Wikipedia</text:span></text:a><text:span text:style-name="T12"> </text:span><text:span text:style-name="T7">e </text:span><text:a xlink:type="simple" xlink:href="http://pt.wikipedia.org/wiki/Modelo_relacional" text:style-name="Internet_20_link" text:visited-style-name="Visited_20_Internet_20_Link"><text:span text:style-name="T4">Modelo Relacional - Wikipedia</text:span></text:a></text:p>
        </text:list-item>
        <text:list-item>
          <text:p text:style-name="P16"><text:a xlink:type="simple" xlink:href="http://www.ufpa.br/sampaio/curso_de_sbd/bdoo/apostila/indice.html" text:style-name="Internet_20_link" text:visited-style-name="Visited_20_Internet_20_Link"><text:span text:style-name="T4">Apostila</text:span></text:a></text:p>
        </text:list-item>
        <text:list-item>
          <text:p text:style-name="P16"><text:a xlink:type="simple" xlink:href="http://www.teses.usp.br/teses/disponiveis/3/3141/tde-12062013-150806/publico/CarlosAlbertoRombaldoJunior_Dissertaca.pdf" text:style-name="Internet_20_link" text:visited-style-name="Visited_20_Internet_20_Link"><text:span text:style-name="T4">Tese</text:span></text:a><text:span text:style-name="T12"> </text:span><text:span text:style-name="T7">[seções </text:span><text:span text:style-name="T6">1.1</text:span><text:span text:style-name="T12"> </text:span><text:span text:style-name="T7">e </text:span><text:span text:style-name="T6">4.1</text:span><text:span text:style-name="T7">]</text:span></text:p>
        </text:list-item>
        <text:list-item>
          <text:p text:style-name="P16"><text:a xlink:type="simple" xlink:href="http://www.dominiopublico.gov.br/download/texto/ea000253.pdf" text:style-name="Internet_20_link" text:visited-style-name="Visited_20_Internet_20_Link"><text:span text:style-name="T4">TCC</text:span></text:a><text:span text:style-name="T12"> </text:span><text:span text:style-name="T7">[cap. </text:span><text:span text:style-name="T6">2</text:span><text:span text:style-name="T12"> </text:span><text:span text:style-name="T7">e </text:span><text:span text:style-name="T6">3</text:span><text:span text:style-name="T7">]</text:span></text:p>
        </text:list-item>
        <text:list-item>
          <text:p text:style-name="P16"><text:a xlink:type="simple" xlink:href="http://www.cin.ufpe.br/~in940/ModelagemConceitual.pdf" text:style-name="Internet_20_link" text:visited-style-name="Visited_20_Internet_20_Link"><text:span text:style-name="T4">Modelagem Conceitual</text:span></text:a></text:p>
        </text:list-item>
        <text:list-item>
          <text:p text:style-name="P16"><text:a xlink:type="simple" xlink:href="http://www.seas.upenn.edu/~zives/03f/cis550/codd.pdf" text:style-name="Internet_20_link" text:visited-style-name="Visited_20_Internet_20_Link"><text:span text:style-name="T4">Artigo: A relational model of data for large shared data banks</text:span></text:a><text:span text:style-name="T12"> </text:span><text:span text:style-name="T7">[Seção </text:span><text:span text:style-name="T6">1.1</text:span><text:span text:style-name="T12"> </text:span><text:span text:style-name="T7">e </text:span><text:span text:style-name="T6">1.3</text:span><text:span text:style-name="T7">]</text:span></text:p>
        </text:list-item>
      </text:list>
      <text:h text:style-name="P24" text:outline-level="1">Objetivos de aprendizagem</text:h>
      <text:list xml:id="list1002445597756104038" text:style-name="L3">
        <text:list-item>
          <text:p text:style-name="P3">Compreender conceitos sobre persistência de dados.</text:p>
        </text:list-item>
        <text:list-item>
          <text:p text:style-name="P3">Identificar o problema de descasamento de impedância.</text:p>
        </text:list-item>
        <text:list-item>
          <text:p text:style-name="P3">Compreender conceitos sobre mapeamento objeto relacional.</text:p>
        </text:list-item>
        <text:list-item>
          <text:p text:style-name="P3">Identificar as características de um modelo persistente.</text:p>
        </text:list-item>
      </text:list>
      <text:h text:style-name="P24" text:outline-level="1">Preparação para teste de leitura</text:h>
      <text:list xml:id="list6375743518288296966" text:style-name="L4">
        <text:list-item>
          <text:p text:style-name="P6">O que é persistência de dados?</text:p>
          <text:p text:style-name="P8">R → É o ato de registrar os dados em um banco de dados ou em um arquivo.</text:p>
        </text:list-item>
        <text:list-item>
          <text:p text:style-name="P5">Cite algumas formas de persistência e diferencie-as.</text:p>
          <text:p text:style-name="P8"><text:soft-page-break/>R → A persistência pode ser realizada em um banco de dados de um SGBD, ou pode ser persistido em uma arquivo. No primeiro caso os dados fica sobre a competência de regras do SGBD, já no segundo fica a critério da apliacação.</text:p>
          <text:p text:style-name="P8"/>
        </text:list-item>
        <text:list-item>
          <text:p text:style-name="P5">Há diferenças entre uma entidade no modelo de classes e no mundo relacional?</text:p>
          <text:p text:style-name="P5"/>
        </text:list-item>
      </text:list>
      <text:h text:style-name="P24" text:outline-level="1">Teste de objetivos de aprendizagem</text:h>
      <text:list xml:id="list2615073975316431050" text:style-name="L5">
        <text:list-item>
          <text:p text:style-name="P4">O que é uma entidade persistente?</text:p>
          <text:p text:style-name="P9">R → Trata-se de uma classe cujos dados são persistíveis e representado em uma banco de dados ou arquivo por sua granularidade. </text:p>
        </text:list-item>
        <text:list-item>
          <text:p text:style-name="P4">O que é descasamento de impedância?</text:p>
          <text:p text:style-name="P18"><text:span text:style-name="T9">R → </text:span>A persistência de dados em Java através do uso do JDBC sempre foi uma tarefa trabalhosa para o desenvolvedor porque a maior parte dos bancos de dados em uso no mercado funcionam no paradigma relacional, no entanto, as aplicações Java são desenvolvidas no paradigma orientado a objetos, o que ocasiona durante o processo de relacionamento entre esses dois paradigmas um considerável problema, ao qual se dá o nome de <text:span text:style-name="Strong_20_Emphasis">Descasamento de Impedância</text:span>.</text:p>
        </text:list-item>
        <text:list-item>
          <text:p text:style-name="P4">O que é persistência transparente?</text:p>
          <text:p text:style-name="P19"><text:span text:style-name="T10">R → É </text:span>quando é implementada como uma propriedade intrínseca do ambiente de execução de um programa. Um ambiente de persistência ortogonal não requisita nenhuma ação específica de programas rodando nele para recuperar ou salvar seu <text:span text:style-name="T13">estado.</text:span><text:span text:style-name="T10"> </text:span></text:p>
        </text:list-item>
        <text:list-item>
          <text:p text:style-name="P4">Explique e dê um exemplo de persistência transparente e como ela pode ser útil ao desenvolvedor. (Não pode ser usado o exemplo do slide)</text:p>
          <text:p text:style-name="P19"><text:span text:style-name="T10">R → A sua principal </text:span>vantagem do ambiente de persistência <text:span text:style-name="T13">transparente</text:span> é a simplicidade e menor propensão a erros nos programas.</text:p>
          <text:p text:style-name="P21">Exemplos de uso: <text:s/>Em sistemas operacionais para uso de hibernação, sistemas de virtualização de plataforma como VMWare e VirtualBox.</text:p>
          <text:p text:style-name="P21"><text:s/></text:p>
        </text:list-item>
        <text:list-item>
          <text:p text:style-name="P4">O que é um framework de persistência Objeto/Relacional? O que é preciso para utilizá-lo?</text:p>
          <text:p text:style-name="P10">R → <text:span text:style-name="T14">Trata-se de uma ferramenta (aplicação) que facilita ao desenvolvedor a persistir os dados. </text:span></text:p>
        </text:list-item>
        <text:list-item>
          <text:p text:style-name="P4">Descreva o Mapeamento Objeto/Relacional (MOR)? O que é preciso para utilizá-lo?</text:p>
          <text:p text:style-name="P11">R → É uma técnica de desenvolvimento utilizada para reduzir a impedância da programação orientada a objeto utilizado banco de dados relacionais. Para isso são criadas classes que representam as tabelas e os registros de cada tabela são representadas como instâncias da classes correspondente.</text:p>
          <text:p text:style-name="P11"/>
        </text:list-item>
        <text:list-item>
          <text:p text:style-name="P17"><text:soft-page-break/><text:span text:style-name="T8">Conforme apresentado por </text:span><text:a xlink:type="simple" xlink:href="http://www.dominiopublico.gov.br/download/texto/ea000253.pdf" text:style-name="Internet_20_link" text:visited-style-name="Visited_20_Internet_20_Link"><text:span text:style-name="T5">(Camila, 2004)</text:span></text:a><text:span text:style-name="T8">, descreva as principais técnicas de mapeamento de objetos em SGBDR.</text:span></text:p>
          <text:p text:style-name="P20"><text:span text:style-name="T11">R → </text:span><text:span text:style-name="T8">Mapeamento classe-tabela: é o mapeamento de uma classe em uma ou mais tabelas, ou de uma tabela para uma ou mais classes e mapeamento de herança;</text:span></text:p>
        </text:list-item>
      </text:list>
      <text:list xml:id="list6230655648396210761" text:style-name="L6">
        <text:list-item>
          <text:p text:style-name="P1">Mapeamento atributo-coluna: é o mapeamento de tipos em atributos;</text:p>
        </text:list-item>
        <text:list-item>
          <text:p text:style-name="P1">Mapeamento relacionamento-chave estrangeira: consiste no mapeamento dos relacionamentos OO em relacionamentos entre tabelas, utilizando chaves estrangeiras. </text:p>
        </text:list-item>
      </text:list>
      <text:list xml:id="list230608031519194" text:continue-list="list2615073975316431050" text:style-name="L5">
        <text:list-header>
          <text:p text:style-name="P22"><text:span text:style-name="T8"/></text:p>
        </text:list-header>
        <text:list-item>
          <text:p text:style-name="P4">O que é uma entidade? (Procure usar uma explicação própria, baseada em outras fontes diferente do material de aula)</text:p>
          <text:p text:style-name="P12">R → São objetos que possuem atributos e relacionamentos que podem ser persistidos em uma banco de dados ou arquivo.</text:p>
        </text:list-item>
        <text:list-item>
          <text:p text:style-name="P4">Desenvolva um exemplo (simples) de um programa em Java que persista uma entidade em um arquivo.</text:p>
          <text:p text:style-name="P4"/>
        </text:list-item>
        <text:list-item>
          <text:p text:style-name="P7">Desenvolva um exemplo (simples) de um programa em Java que persista uma entidade em um SGBD.</text:p>
          <text:p text:style-name="P13">Link : <text:s/>https://github.com/ifpb-disciplinas-2016-2/peerPersistenci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2:02:54.838572767</meta:creation-date>
    <dc:date>2017-04-23T23:06:06.382399193</dc:date>
    <meta:editing-duration>PT30M49S</meta:editing-duration>
    <meta:editing-cycles>3</meta:editing-cycles>
    <meta:generator>LibreOffice/5.2.2.2$Linux_x86 LibreOffice_project/20m0$Build-2</meta:generator>
    <meta:document-statistic meta:table-count="0" meta:image-count="0" meta:object-count="0" meta:page-count="3" meta:paragraph-count="50" meta:word-count="742" meta:character-count="4493" meta:non-whitespace-character-count="3823"/>
  </office:meta>
</office:document-meta>
</file>